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81in"/>
    </style:style>
    <style:style style:name="co2" style:family="table-column">
      <style:table-column-properties fo:break-before="auto" style:column-width="6.9075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2.1547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4398in"/>
    </style:style>
    <style:style style:name="co10" style:family="table-column">
      <style:table-column-properties fo:break-before="auto" style:column-width="6.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3972in"/>
    </style:style>
    <style:style style:name="co13" style:family="table-column">
      <style:table-column-properties fo:break-before="auto" style:column-width="2.8661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1.2898in"/>
    </style:style>
    <style:style style:name="co16" style:family="table-column">
      <style:table-column-properties fo:break-before="auto" style:column-width="5.5035in"/>
    </style:style>
    <style:style style:name="co17" style:family="table-column">
      <style:table-column-properties fo:break-before="auto" style:column-width="1.9756in"/>
    </style:style>
    <style:style style:name="co18" style:family="table-column">
      <style:table-column-properties fo:break-before="auto" style:column-width="5.289in"/>
    </style:style>
    <style:style style:name="co19" style:family="table-column">
      <style:table-column-properties fo:break-before="auto" style:column-width="1.5689in"/>
    </style:style>
    <style:style style:name="co20" style:family="table-column">
      <style:table-column-properties fo:break-before="auto" style:column-width="4.7528in"/>
    </style:style>
    <style:style style:name="co21" style:family="table-column">
      <style:table-column-properties fo:break-before="auto" style:column-width="3.2193in"/>
    </style:style>
    <style:style style:name="co22" style:family="table-column">
      <style:table-column-properties fo:break-before="auto" style:column-width="2.0272in"/>
    </style:style>
    <style:style style:name="co23" style:family="table-column">
      <style:table-column-properties fo:break-before="auto" style:column-width="1.9591in"/>
    </style:style>
    <style:style style:name="co24" style:family="table-column">
      <style:table-column-properties fo:break-before="auto" style:column-width="12.9118in"/>
    </style:style>
    <style:style style:name="co25" style:family="table-column">
      <style:table-column-properties fo:break-before="auto" style:column-width="6.7791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2.8445in"/>
    </style:style>
    <style:style style:name="co28" style:family="table-column">
      <style:table-column-properties fo:break-before="auto" style:column-width="4.2382in"/>
    </style:style>
    <style:style style:name="co29" style:family="table-column">
      <style:table-column-properties fo:break-before="auto" style:column-width="6.972in"/>
    </style:style>
    <style:style style:name="co30" style:family="table-column">
      <style:table-column-properties fo:break-before="auto" style:column-width="4.2165in"/>
    </style:style>
    <style:style style:name="co31" style:family="table-column">
      <style:table-column-properties fo:break-before="auto" style:column-width="1.9866in"/>
    </style:style>
    <style:style style:name="co32" style:family="table-column">
      <style:table-column-properties fo:break-before="auto" style:column-width="1.0752in"/>
    </style:style>
    <style:style style:name="co33" style:family="table-column">
      <style:table-column-properties fo:break-before="auto" style:column-width="5.8465in"/>
    </style:style>
    <style:style style:name="co34" style:family="table-column">
      <style:table-column-properties fo:break-before="auto" style:column-width="2.8335in"/>
    </style:style>
    <style:style style:name="co35" style:family="table-column">
      <style:table-column-properties fo:break-before="auto" style:column-width="3.6374in"/>
    </style:style>
    <style:style style:name="co36" style:family="table-column">
      <style:table-column-properties fo:break-before="auto" style:column-width="2.2417in"/>
    </style:style>
    <style:style style:name="co37" style:family="table-column">
      <style:table-column-properties fo:break-before="auto" style:column-width="6.4898in"/>
    </style:style>
    <style:style style:name="co38" style:family="table-column">
      <style:table-column-properties fo:break-before="auto" style:column-width="6.9291in"/>
    </style:style>
    <style:style style:name="co39" style:family="table-column">
      <style:table-column-properties fo:break-before="auto" style:column-width="2.4154in"/>
    </style:style>
    <style:style style:name="co40" style:family="table-column">
      <style:table-column-properties fo:break-before="auto" style:column-width="2.3299in"/>
    </style:style>
    <style:style style:name="co41" style:family="table-column">
      <style:table-column-properties fo:break-before="auto" style:column-width="0.9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luster0_G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acromolecule Biosynthetic Process (GO:0009059)</text:p>
          </table:table-cell>
          <table:table-cell office:value-type="string" calcext:value-type="string">
            <text:p>14/183</text:p>
          </table:table-cell>
          <table:table-cell office:value-type="float" office:value="3.14746160169725E-023" calcext:value-type="float">
            <text:p>3.14746160169725E-23</text:p>
          </table:table-cell>
          <table:table-cell office:value-type="float" office:value="3.30483468178211E-021" calcext:value-type="float">
            <text:p>3.30483468178211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.081656804734" calcext:value-type="float">
            <text:p>164.081656804734</text:p>
          </table:table-cell>
          <table:table-cell office:value-type="float" office:value="8501.54005232706" calcext:value-type="float">
            <text:p>8501.54005232706</text:p>
          </table:table-cell>
          <table:table-cell office:value-type="string" calcext:value-type="string">
            <text:p>RPL4;RPLP0;RPS6;RPSA;MRPL13;RPL6;RPL7;RPS4X;EEF1G;EEF1D;RPL14;RPL13;RPS10;RPL19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Translation (GO:0006412)</text:p>
          </table:table-cell>
          <table:table-cell office:value-type="string" calcext:value-type="string">
            <text:p>14/234</text:p>
          </table:table-cell>
          <table:table-cell office:value-type="float" office:value="1.07533149313923E-021" calcext:value-type="float">
            <text:p>1.07533149313923E-21</text:p>
          </table:table-cell>
          <table:table-cell office:value-type="float" office:value="5.64549033898093E-020" calcext:value-type="float">
            <text:p>5.64549033898093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.72" calcext:value-type="float">
            <text:p>125.72</text:p>
          </table:table-cell>
          <table:table-cell office:value-type="float" office:value="6069.97004038057" calcext:value-type="float">
            <text:p>6069.97004038057</text:p>
          </table:table-cell>
          <table:table-cell office:value-type="string" calcext:value-type="string">
            <text:p>RPL4;RPLP0;RPS6;RPSA;MRPL13;RPL6;RPL7;RPS4X;EEF1G;EEF1D;RPL14;RPL13;RPS10;RPL19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ytoplasmic Translation (GO:0002181)</text:p>
          </table:table-cell>
          <table:table-cell office:value-type="string" calcext:value-type="string">
            <text:p>11/93</text:p>
          </table:table-cell>
          <table:table-cell office:value-type="float" office:value="2.82919133359975E-020" calcext:value-type="float">
            <text:p>2.82919133359975E-20</text:p>
          </table:table-cell>
          <table:table-cell office:value-type="float" office:value="9.90216966759913E-019" calcext:value-type="float">
            <text:p>9.90216966759913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.285178236398" calcext:value-type="float">
            <text:p>205.285178236398</text:p>
          </table:table-cell>
          <table:table-cell office:value-type="float" office:value="9240.23710240757" calcext:value-type="float">
            <text:p>9240.23710240757</text:p>
          </table:table-cell>
          <table:table-cell office:value-type="string" calcext:value-type="string">
            <text:p>RPL4;RPS4X;RPLP0;RPS6;RPL14;RPL13;RPSA;RPS10;RPL6;RPL7;RPL19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eptide Biosynthetic Process (GO:0043043)</text:p>
          </table:table-cell>
          <table:table-cell office:value-type="string" calcext:value-type="string">
            <text:p>12/158</text:p>
          </table:table-cell>
          <table:table-cell office:value-type="float" office:value="9.62389252485133E-020" calcext:value-type="float">
            <text:p>9.62389252485133E-20</text:p>
          </table:table-cell>
          <table:table-cell office:value-type="float" office:value="2.52627178777347E-018" calcext:value-type="float">
            <text:p>2.52627178777347E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821917808219" calcext:value-type="float">
            <text:p>135.821917808219</text:p>
          </table:table-cell>
          <table:table-cell office:value-type="float" office:value="5947.29584900912" calcext:value-type="float">
            <text:p>5947.29584900912</text:p>
          </table:table-cell>
          <table:table-cell office:value-type="string" calcext:value-type="string">
            <text:p>RPL4;RPS4X;RPLP0;RPS6;RPL14;RPL13;RPSA;MRPL13;RPS10;RPL6;RPL7;RPL19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Gene Expression (GO:0010467)</text:p>
          </table:table-cell>
          <table:table-cell office:value-type="string" calcext:value-type="string">
            <text:p>12/296</text:p>
          </table:table-cell>
          <table:table-cell office:value-type="float" office:value="2.03904916966088E-016" calcext:value-type="float">
            <text:p>2.03904916966088E-16</text:p>
          </table:table-cell>
          <table:table-cell office:value-type="float" office:value="4.28200325628784E-015" calcext:value-type="float">
            <text:p>4.28200325628784E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3380281690141" calcext:value-type="float">
            <text:p>69.3380281690141</text:p>
          </table:table-cell>
          <table:table-cell office:value-type="float" office:value="2505.10515229749" calcext:value-type="float">
            <text:p>2505.10515229749</text:p>
          </table:table-cell>
          <table:table-cell office:value-type="string" calcext:value-type="string">
            <text:p>RPL4;RPS4X;RPLP0;RPS6;RPL14;RPL13;RPSA;MRPL13;RPS10;RPL6;RPL7;RPL19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ibosomal Large Subunit Biogenesis (GO:0042273)</text:p>
          </table:table-cell>
          <table:table-cell office:value-type="string" calcext:value-type="string">
            <text:p>5/54</text:p>
          </table:table-cell>
          <table:table-cell office:value-type="float" office:value="0.00000000485029098692" calcext:value-type="float">
            <text:p>4.85029098692E-09</text:p>
          </table:table-cell>
          <table:table-cell office:value-type="float" office:value="0.00000008488009227106" calcext:value-type="float">
            <text:p>8.488009227106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.019334049409" calcext:value-type="float">
            <text:p>107.019334049409</text:p>
          </table:table-cell>
          <table:table-cell office:value-type="float" office:value="2048.80243903824" calcext:value-type="float">
            <text:p>2048.80243903824</text:p>
          </table:table-cell>
          <table:table-cell office:value-type="string" calcext:value-type="string">
            <text:p>EIF6;RPLP0;RPL14;RPL6;RPL7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rotein-RNA Complex Assembly (GO:0022618)</text:p>
          </table:table-cell>
          <table:table-cell office:value-type="string" calcext:value-type="string">
            <text:p>6/150</text:p>
          </table:table-cell>
          <table:table-cell office:value-type="float" office:value="0.00000001937836311399" calcext:value-type="float">
            <text:p>1.937836311399E-08</text:p>
          </table:table-cell>
          <table:table-cell office:value-type="float" office:value="0.00000029067544670983" calcext:value-type="float">
            <text:p>2.9067544670983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9074074074074" calcext:value-type="float">
            <text:p>45.9074074074074</text:p>
          </table:table-cell>
          <table:table-cell office:value-type="float" office:value="815.274638131539" calcext:value-type="float">
            <text:p>815.274638131539</text:p>
          </table:table-cell>
          <table:table-cell office:value-type="string" calcext:value-type="string">
            <text:p>EIF6;EIF3K;RPLP0;RPSA;EIF3F;RPL6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ibosome Assembly (GO:0042255)</text:p>
          </table:table-cell>
          <table:table-cell office:value-type="string" calcext:value-type="string">
            <text:p>4/50</text:p>
          </table:table-cell>
          <table:table-cell office:value-type="float" office:value="0.00000035387075389695" calcext:value-type="float">
            <text:p>3.5387075389695E-07</text:p>
          </table:table-cell>
          <table:table-cell office:value-type="float" office:value="0.00000464455364489743" calcext:value-type="float">
            <text:p>4.6445536448974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6521739130435" calcext:value-type="float">
            <text:p>86.6521739130435</text:p>
          </table:table-cell>
          <table:table-cell office:value-type="float" office:value="1287.1603411427" calcext:value-type="float">
            <text:p>1287.1603411427</text:p>
          </table:table-cell>
          <table:table-cell office:value-type="string" calcext:value-type="string">
            <text:p>EIF6;RPLP0;RPSA;RPL6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Formation Of Cytoplasmic Translation Initiation Complex (GO:0001732)</text:p>
          </table:table-cell>
          <table:table-cell table:style-name="ce1" office:value-type="string" calcext:value-type="string">
            <text:p>3/14</text:p>
          </table:table-cell>
          <table:table-cell office:value-type="float" office:value="0.00000054781161042821" calcext:value-type="float">
            <text:p>5.4781161042821E-07</text:p>
          </table:table-cell>
          <table:table-cell office:value-type="float" office:value="0.00000639113545499573" calcext:value-type="float">
            <text:p>6.3911354549957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.285714285714" calcext:value-type="float">
            <text:p>259.285714285714</text:p>
          </table:table-cell>
          <table:table-cell office:value-type="float" office:value="3738.20884429065" calcext:value-type="float">
            <text:p>3738.20884429065</text:p>
          </table:table-cell>
          <table:table-cell office:value-type="string" calcext:value-type="string">
            <text:p>EIF3K;EIF6;EIF3F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aturation Of LSU-rRNA (GO:0000470)</text:p>
          </table:table-cell>
          <table:table-cell table:style-name="ce1" office:value-type="string" calcext:value-type="string">
            <text:p>3/20</text:p>
          </table:table-cell>
          <table:table-cell office:value-type="float" office:value="0.0000017076087361357" calcext:value-type="float">
            <text:p>1.7076087361357E-06</text:p>
          </table:table-cell>
          <table:table-cell office:value-type="float" office:value="0.0000179298917294249" calcext:value-type="float">
            <text:p>1.7929891729424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.72268907563" calcext:value-type="float">
            <text:p>167.72268907563</text:p>
          </table:table-cell>
          <table:table-cell office:value-type="float" office:value="2227.42717850145" calcext:value-type="float">
            <text:p>2227.42717850145</text:p>
          </table:table-cell>
          <table:table-cell office:value-type="string" calcext:value-type="string">
            <text:p>EIF6;RPL7L1;RPL7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RNA Processing (GO:0006364)</text:p>
          </table:table-cell>
          <table:table-cell office:value-type="string" calcext:value-type="string">
            <text:p>4/101</text:p>
          </table:table-cell>
          <table:table-cell office:value-type="float" office:value="0.00000602279179492314" calcext:value-type="float">
            <text:p>6.02279179492314E-06</text:p>
          </table:table-cell>
          <table:table-cell office:value-type="float" office:value="0.0000527962602054977" calcext:value-type="float">
            <text:p>5.2796260205497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876288659794" calcext:value-type="float">
            <text:p>40.9876288659794</text:p>
          </table:table-cell>
          <table:table-cell office:value-type="float" office:value="492.669645234422" calcext:value-type="float">
            <text:p>492.669645234422</text:p>
          </table:table-cell>
          <table:table-cell office:value-type="string" calcext:value-type="string">
            <text:p>EIF6;RPS6;RPL14;RPL7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ytoplasmic Translational Initiation (GO:0002183)</text:p>
          </table:table-cell>
          <table:table-cell table:style-name="ce1" office:value-type="string" calcext:value-type="string">
            <text:p>3/30</text:p>
          </table:table-cell>
          <table:table-cell office:value-type="float" office:value="0.00000603385830919973" calcext:value-type="float">
            <text:p>6.03385830919973E-06</text:p>
          </table:table-cell>
          <table:table-cell office:value-type="float" office:value="0.0000527962602054977" calcext:value-type="float">
            <text:p>5.2796260205497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.550264550265" calcext:value-type="float">
            <text:p>105.550264550265</text:p>
          </table:table-cell>
          <table:table-cell office:value-type="float" office:value="1268.51615699762" calcext:value-type="float">
            <text:p>1268.51615699762</text:p>
          </table:table-cell>
          <table:table-cell office:value-type="string" calcext:value-type="string">
            <text:p>EIF6;EIF3K;EIF3F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ibonucleoprotein Complex Biogenesis (GO:0022613)</text:p>
          </table:table-cell>
          <table:table-cell office:value-type="string" calcext:value-type="string">
            <text:p>4/118</text:p>
          </table:table-cell>
          <table:table-cell office:value-type="float" office:value="0.000011166756705298" calcext:value-type="float">
            <text:p>1.1166756705298E-05</text:p>
          </table:table-cell>
          <table:table-cell office:value-type="float" office:value="0.000090193034927407" calcext:value-type="float">
            <text:p>9.019303492740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456140350877" calcext:value-type="float">
            <text:p>34.8456140350877</text:p>
          </table:table-cell>
          <table:table-cell office:value-type="float" office:value="397.329530392793" calcext:value-type="float">
            <text:p>397.329530392793</text:p>
          </table:table-cell>
          <table:table-cell office:value-type="string" calcext:value-type="string">
            <text:p>RPS4X;RPS6;RPL14;RPL7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ibosome Biogenesis (GO:0042254)</text:p>
          </table:table-cell>
          <table:table-cell office:value-type="string" calcext:value-type="string">
            <text:p>4/155</text:p>
          </table:table-cell>
          <table:table-cell office:value-type="float" office:value="0.0000326753062414258" calcext:value-type="float">
            <text:p>3.26753062414258E-05</text:p>
          </table:table-cell>
          <table:table-cell office:value-type="float" office:value="0.000245064796810694" calcext:value-type="float">
            <text:p>0.000245064796810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582781456954" calcext:value-type="float">
            <text:p>26.2582781456954</text:p>
          </table:table-cell>
          <table:table-cell office:value-type="float" office:value="271.21889087543" calcext:value-type="float">
            <text:p>271.21889087543</text:p>
          </table:table-cell>
          <table:table-cell office:value-type="string" calcext:value-type="string">
            <text:p>RPS4X;RPS6;RPL14;RPL7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aturation Of LSU-rRNA From Tricistronic rRNA Transcript (SSU-rRNA, 5.8S rRNA, LSU-rRNA) (GO:0000463)</text:p>
          </table:table-cell>
          <table:table-cell table:style-name="ce1" office:value-type="string" calcext:value-type="string">
            <text:p>2/14</text:p>
          </table:table-cell>
          <table:table-cell office:value-type="float" office:value="0.000124480947880634" calcext:value-type="float">
            <text:p>0.000124480947880634</text:p>
          </table:table-cell>
          <table:table-cell office:value-type="float" office:value="0.000871366635164438" calcext:value-type="float">
            <text:p>0.000871366635164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242424242424" calcext:value-type="float">
            <text:p>151.242424242424</text:p>
          </table:table-cell>
          <table:table-cell office:value-type="float" office:value="1359.87476343208" calcext:value-type="float">
            <text:p>1359.87476343208</text:p>
          </table:table-cell>
          <table:table-cell office:value-type="string" calcext:value-type="string">
            <text:p>RPL7L1;RPL7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RNA Metabolic Process (GO:0016072)</text:p>
          </table:table-cell>
          <table:table-cell office:value-type="string" calcext:value-type="string">
            <text:p>3/91</text:p>
          </table:table-cell>
          <table:table-cell office:value-type="float" office:value="0.000172086827797239" calcext:value-type="float">
            <text:p>0.000172086827797239</text:p>
          </table:table-cell>
          <table:table-cell office:value-type="float" office:value="0.0010628892305123" calcext:value-type="float">
            <text:p>0.0010628892305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2857142857143" calcext:value-type="float">
            <text:p>32.2857142857143</text:p>
          </table:table-cell>
          <table:table-cell office:value-type="float" office:value="279.836796491398" calcext:value-type="float">
            <text:p>279.836796491398</text:p>
          </table:table-cell>
          <table:table-cell office:value-type="string" calcext:value-type="string">
            <text:p>RPS6;RPL14;RPL7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cRNA Processing (GO:0034470)</text:p>
          </table:table-cell>
          <table:table-cell office:value-type="string" calcext:value-type="string">
            <text:p>3/100</text:p>
          </table:table-cell>
          <table:table-cell office:value-type="float" office:value="0.000227436407823654" calcext:value-type="float">
            <text:p>0.000227436407823654</text:p>
          </table:table-cell>
          <table:table-cell office:value-type="float" office:value="0.0013267123789713" calcext:value-type="float">
            <text:p>0.0013267123789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768777614138" calcext:value-type="float">
            <text:p>29.2768777614138</text:p>
          </table:table-cell>
          <table:table-cell office:value-type="float" office:value="245.593184488819" calcext:value-type="float">
            <text:p>245.593184488819</text:p>
          </table:table-cell>
          <table:table-cell office:value-type="string" calcext:value-type="string">
            <text:p>RPS6;RPL14;RPL7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Translation (GO:0006417)</text:p>
          </table:table-cell>
          <table:table-cell office:value-type="string" calcext:value-type="string">
            <text:p>3/202</text:p>
          </table:table-cell>
          <table:table-cell office:value-type="float" office:value="0.0017569107108583" calcext:value-type="float">
            <text:p>0.0017569107108583</text:p>
          </table:table-cell>
          <table:table-cell office:value-type="float" office:value="0.0087845535542918" calcext:value-type="float">
            <text:p>0.0087845535542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97415649677" calcext:value-type="float">
            <text:p>14.197415649677</text:p>
          </table:table-cell>
          <table:table-cell office:value-type="float" office:value="90.0712200893543" calcext:value-type="float">
            <text:p>90.0712200893543</text:p>
          </table:table-cell>
          <table:table-cell office:value-type="string" calcext:value-type="string">
            <text:p>RPS4X;EIF6;MRPL1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RNA Binding (GO:0003723)</text:p>
          </table:table-cell>
          <table:table-cell office:value-type="string" calcext:value-type="string">
            <text:p>16/1411</text:p>
          </table:table-cell>
          <table:table-cell office:value-type="float" office:value="0.000000000000148571102884845" calcext:value-type="float">
            <text:p>1.48571102884845E-13</text:p>
          </table:table-cell>
          <table:table-cell office:value-type="float" office:value="0.00000000000386284867500596" calcext:value-type="float">
            <text:p>3.86284867500596E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394265232975" calcext:value-type="float">
            <text:p>26.6394265232975</text:p>
          </table:table-cell>
          <table:table-cell office:value-type="float" office:value="786.867728308836" calcext:value-type="float">
            <text:p>786.867728308836</text:p>
          </table:table-cell>
          <table:table-cell office:value-type="string" calcext:value-type="string">
            <text:p>BTF3;RPL4;RPLP0;RPS6;RPSA;MRPL13;RPL6;RPL7;EFTUD2;RPS4X;EIF6;RPL7L1;RPL14;RPL13;RPS10;RPL19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Translation Initiation Factor Activity (GO:0003743)</text:p>
          </table:table-cell>
          <table:table-cell office:value-type="string" calcext:value-type="string">
            <text:p>3/41</text:p>
          </table:table-cell>
          <table:table-cell office:value-type="float" office:value="0.0000157060948565381" calcext:value-type="float">
            <text:p>1.57060948565381E-05</text:p>
          </table:table-cell>
          <table:table-cell office:value-type="float" office:value="0.000204179233134995" calcext:value-type="float">
            <text:p>0.000204179233134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548872180451" calcext:value-type="float">
            <text:p>74.9548872180451</text:p>
          </table:table-cell>
          <table:table-cell office:value-type="float" office:value="829.110615203632" calcext:value-type="float">
            <text:p>829.110615203632</text:p>
          </table:table-cell>
          <table:table-cell office:value-type="string" calcext:value-type="string">
            <text:p>EIF6;EIF3K;EIF3F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Cadherin Binding (GO:0045296)</text:p>
          </table:table-cell>
          <table:table-cell office:value-type="string" calcext:value-type="string">
            <text:p>4/319</text:p>
          </table:table-cell>
          <table:table-cell office:value-type="float" office:value="0.000524442746876053" calcext:value-type="float">
            <text:p>0.000524442746876053</text:p>
          </table:table-cell>
          <table:table-cell office:value-type="float" office:value="0.0045451704729257" calcext:value-type="float">
            <text:p>0.0045451704729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831746031746" calcext:value-type="float">
            <text:p>12.4831746031746</text:p>
          </table:table-cell>
          <table:table-cell office:value-type="float" office:value="94.2875935154062" calcext:value-type="float">
            <text:p>94.2875935154062</text:p>
          </table:table-cell>
          <table:table-cell office:value-type="string" calcext:value-type="string">
            <text:p>EEF1G;EEF1D;RPL14;RPL6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mRNA Binding (GO:0003729)</text:p>
          </table:table-cell>
          <table:table-cell office:value-type="string" calcext:value-type="string">
            <text:p>3/282</text:p>
          </table:table-cell>
          <table:table-cell office:value-type="float" office:value="0.0045082460861401" calcext:value-type="float">
            <text:p>0.0045082460861401</text:p>
          </table:table-cell>
          <table:table-cell office:value-type="float" office:value="0.0241090015681517" calcext:value-type="float">
            <text:p>0.0241090015681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855094726062" calcext:value-type="float">
            <text:p>10.0855094726062</text:p>
          </table:table-cell>
          <table:table-cell office:value-type="float" office:value="54.4803800515613" calcext:value-type="float">
            <text:p>54.4803800515613</text:p>
          </table:table-cell>
          <table:table-cell office:value-type="string" calcext:value-type="string">
            <text:p>EIF6;MRPL13;RPL7</text:p>
          </table:table-cell>
        </table:table-row>
      </table:table>
      <table:table table:name="Cluster0_KEGG" table:style-name="ta1"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Ribosome</text:p>
          </table:table-cell>
          <table:table-cell office:value-type="string" calcext:value-type="string">
            <text:p>12/170</text:p>
          </table:table-cell>
          <table:table-cell office:value-type="float" office:value="2.37355646880824E-019" calcext:value-type="float">
            <text:p>2.37355646880824E-19</text:p>
          </table:table-cell>
          <table:table-cell office:value-type="float" office:value="3.32297905633153E-018" calcext:value-type="float">
            <text:p>3.32297905633153E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.430379746835" calcext:value-type="float">
            <text:p>125.430379746835</text:p>
          </table:table-cell>
          <table:table-cell office:value-type="float" office:value="5379.04763268499" calcext:value-type="float">
            <text:p>5379.04763268499</text:p>
          </table:table-cell>
          <table:table-cell office:value-type="string" calcext:value-type="string">
            <text:p>RPL4;RPS4X;RPLP0;RPS6;RPL14;RPL13;RPSA;MRPL13;RPS10;RPL6;RPL7;RPL19</text:p>
          </table:table-cell>
        </table:table-row>
      </table:table>
      <table:table table:name="Cluster1_GO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Steroid Metabolic Process (GO:0008202)</text:p>
          </table:table-cell>
          <table:table-cell office:value-type="string" calcext:value-type="string">
            <text:p>8/92</text:p>
          </table:table-cell>
          <table:table-cell office:value-type="float" office:value="0.00000000000079106153" calcext:value-type="float">
            <text:p>7.9106153E-13</text:p>
          </table:table-cell>
          <table:table-cell office:value-type="float" office:value="0.00000000005932961472" calcext:value-type="float">
            <text:p>5.932961472E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0865800865801" calcext:value-type="float">
            <text:p>86.0865800865801</text:p>
          </table:table-cell>
          <table:table-cell office:value-type="float" office:value="2398.83704410235" calcext:value-type="float">
            <text:p>2398.83704410235</text:p>
          </table:table-cell>
          <table:table-cell office:value-type="string" calcext:value-type="string">
            <text:p>HSD11B1;CBR1;UGT1A10;SRD5A2;HSD3B2;SRD5A1;HSD17B2;CYP2E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Steroid Hormone Biosynthetic Process (GO:0120178)</text:p>
          </table:table-cell>
          <table:table-cell table:style-name="ce1" office:value-type="string" calcext:value-type="string">
            <text:p>5/19</text:p>
          </table:table-cell>
          <table:table-cell office:value-type="float" office:value="0.00000000006125379282" calcext:value-type="float">
            <text:p>6.125379282E-11</text:p>
          </table:table-cell>
          <table:table-cell office:value-type="float" office:value="0.00000000229701723069" calcext:value-type="float">
            <text:p>2.29701723069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.085714285714" calcext:value-type="float">
            <text:p>285.085714285714</text:p>
          </table:table-cell>
          <table:table-cell office:value-type="float" office:value="6704.07433002782" calcext:value-type="float">
            <text:p>6704.07433002782</text:p>
          </table:table-cell>
          <table:table-cell office:value-type="string" calcext:value-type="string">
            <text:p>HSD3B2;SRD5A2;SRD5A1;SRD5A3;HSD17B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Androgen Biosynthetic Process (GO:0006702)</text:p>
          </table:table-cell>
          <table:table-cell table:style-name="ce1" office:value-type="string" calcext:value-type="string">
            <text:p>4/8</text:p>
          </table:table-cell>
          <table:table-cell office:value-type="float" office:value="0.00000000028657702534" calcext:value-type="float">
            <text:p>2.8657702534E-10</text:p>
          </table:table-cell>
          <table:table-cell office:value-type="float" office:value="0.0000000071644256336" calcext:value-type="float">
            <text:p>7.164425633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7.923076923077" calcext:value-type="float">
            <text:p>767.923076923077</text:p>
          </table:table-cell>
          <table:table-cell office:value-type="float" office:value="16873.5843408733" calcext:value-type="float">
            <text:p>16873.5843408733</text:p>
          </table:table-cell>
          <table:table-cell office:value-type="string" calcext:value-type="string">
            <text:p>HSD3B2;SRD5A2;SRD5A1;SRD5A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Steroid Biosynthetic Process (GO:0006694)</text:p>
          </table:table-cell>
          <table:table-cell office:value-type="string" calcext:value-type="string">
            <text:p>4/50</text:p>
          </table:table-cell>
          <table:table-cell office:value-type="float" office:value="0.00000090263890571447" calcext:value-type="float">
            <text:p>9.0263890571447E-07</text:p>
          </table:table-cell>
          <table:table-cell office:value-type="float" office:value="0.0000169244794821464" calcext:value-type="float">
            <text:p>1.6924479482146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354515050167" calcext:value-type="float">
            <text:p>66.6354515050167</text:p>
          </table:table-cell>
          <table:table-cell office:value-type="float" office:value="927.428432247304" calcext:value-type="float">
            <text:p>927.428432247304</text:p>
          </table:table-cell>
          <table:table-cell office:value-type="string" calcext:value-type="string">
            <text:p>SRD5A2;HSD3B2;SRD5A1;AKR1D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Glucuronate Metabolic Process (GO:0019585)</text:p>
          </table:table-cell>
          <table:table-cell table:style-name="ce1" office:value-type="string" calcext:value-type="string">
            <text:p>3/15</text:p>
          </table:table-cell>
          <table:table-cell office:value-type="float" office:value="0.00000136882074024542" calcext:value-type="float">
            <text:p>1.36882074024542E-06</text:p>
          </table:table-cell>
          <table:table-cell office:value-type="float" office:value="0.0000171102592530677" calcext:value-type="float">
            <text:p>1.7110259253067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.796296296296" calcext:value-type="float">
            <text:p>184.796296296296</text:p>
          </table:table-cell>
          <table:table-cell office:value-type="float" office:value="2495.0384600602" calcext:value-type="float">
            <text:p>2495.0384600602</text:p>
          </table:table-cell>
          <table:table-cell office:value-type="string" calcext:value-type="string">
            <text:p>UGT1A10;UGT2A3;UGT1A9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llular Glucuronidation (GO:0052695)</text:p>
          </table:table-cell>
          <table:table-cell table:style-name="ce1" office:value-type="string" calcext:value-type="string">
            <text:p>3/15</text:p>
          </table:table-cell>
          <table:table-cell office:value-type="float" office:value="0.00000136882074024542" calcext:value-type="float">
            <text:p>1.36882074024542E-06</text:p>
          </table:table-cell>
          <table:table-cell office:value-type="float" office:value="0.0000171102592530677" calcext:value-type="float">
            <text:p>1.7110259253067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.796296296296" calcext:value-type="float">
            <text:p>184.796296296296</text:p>
          </table:table-cell>
          <table:table-cell office:value-type="float" office:value="2495.0384600602" calcext:value-type="float">
            <text:p>2495.0384600602</text:p>
          </table:table-cell>
          <table:table-cell office:value-type="string" calcext:value-type="string">
            <text:p>UGT1A10;UGT2A3;UGT1A9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Organic Cyclic Compound Biosynthetic Process (GO:1901362)</text:p>
          </table:table-cell>
          <table:table-cell table:style-name="ce1" office:value-type="string" calcext:value-type="string">
            <text:p>3/29</text:p>
          </table:table-cell>
          <table:table-cell office:value-type="float" office:value="0.0000108382035631146" calcext:value-type="float">
            <text:p>1.08382035631146E-05</text:p>
          </table:table-cell>
          <table:table-cell office:value-type="float" office:value="0.000116123609604799" calcext:value-type="float">
            <text:p>0.000116123609604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2307692307692" calcext:value-type="float">
            <text:p>85.2307692307692</text:p>
          </table:table-cell>
          <table:table-cell office:value-type="float" office:value="974.39508422308" calcext:value-type="float">
            <text:p>974.39508422308</text:p>
          </table:table-cell>
          <table:table-cell office:value-type="string" calcext:value-type="string">
            <text:p>HSD3B2;SRD5A2;SRD5A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Arachidonic Acid Metabolic Process (GO:0019369)</text:p>
          </table:table-cell>
          <table:table-cell office:value-type="string" calcext:value-type="string">
            <text:p>3/52</text:p>
          </table:table-cell>
          <table:table-cell office:value-type="float" office:value="0.0000640440678734101" calcext:value-type="float">
            <text:p>6.40440678734101E-05</text:p>
          </table:table-cell>
          <table:table-cell office:value-type="float" office:value="0.000533700565611751" calcext:value-type="float">
            <text:p>0.000533700565611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172335600907" calcext:value-type="float">
            <text:p>45.172335600907</text:p>
          </table:table-cell>
          <table:table-cell office:value-type="float" office:value="436.181323872337" calcext:value-type="float">
            <text:p>436.181323872337</text:p>
          </table:table-cell>
          <table:table-cell office:value-type="string" calcext:value-type="string">
            <text:p>CBR1;CYP2S1;CYP2E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Lipid Biosynthetic Process (GO:0008610)</text:p>
          </table:table-cell>
          <table:table-cell office:value-type="string" calcext:value-type="string">
            <text:p>3/71</text:p>
          </table:table-cell>
          <table:table-cell office:value-type="float" office:value="0.000162479227958747" calcext:value-type="float">
            <text:p>0.000162479227958747</text:p>
          </table:table-cell>
          <table:table-cell office:value-type="float" office:value="0.0011078129179005" calcext:value-type="float">
            <text:p>0.0011078129179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196078431373" calcext:value-type="float">
            <text:p>32.5196078431373</text:p>
          </table:table-cell>
          <table:table-cell office:value-type="float" office:value="283.73229040487" calcext:value-type="float">
            <text:p>283.73229040487</text:p>
          </table:table-cell>
          <table:table-cell office:value-type="string" calcext:value-type="string">
            <text:p>SRD5A2;HSD3B2;SRD5A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Oxidoreductase Activity, Acting On The CH-OH Group Of Donors, NAD Or NADP As Acceptor (GO:0016616)</text:p>
          </table:table-cell>
          <table:table-cell office:value-type="string" calcext:value-type="string">
            <text:p>5/95</text:p>
          </table:table-cell>
          <table:table-cell office:value-type="float" office:value="0.000000281998295198523" calcext:value-type="float">
            <text:p>2.81998295198523E-07</text:p>
          </table:table-cell>
          <table:table-cell office:value-type="float" office:value="0.0000104339369223453" calcext:value-type="float">
            <text:p>1.0433936922345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777777777778" calcext:value-type="float">
            <text:p>44.1777777777778</text:p>
          </table:table-cell>
          <table:table-cell office:value-type="float" office:value="666.261183224593" calcext:value-type="float">
            <text:p>666.261183224593</text:p>
          </table:table-cell>
          <table:table-cell office:value-type="string" calcext:value-type="string">
            <text:p>MIOX;CBR1;HSD3B2;AKR1D1;CBR3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Steroid Dehydrogenase Activity, Acting On The CH-OH Group Of Donors, NAD Or NADP As Acceptor (GO:0033764)</text:p>
          </table:table-cell>
          <table:table-cell table:style-name="ce1" office:value-type="string" calcext:value-type="string">
            <text:p>3/22</text:p>
          </table:table-cell>
          <table:table-cell office:value-type="float" office:value="0.00000460027205131867" calcext:value-type="float">
            <text:p>4.60027205131867E-06</text:p>
          </table:table-cell>
          <table:table-cell office:value-type="float" office:value="0.0000851050329493954" calcext:value-type="float">
            <text:p>8.5105032949395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672514619883" calcext:value-type="float">
            <text:p>116.672514619883</text:p>
          </table:table-cell>
          <table:table-cell office:value-type="float" office:value="1433.83463118084" calcext:value-type="float">
            <text:p>1433.83463118084</text:p>
          </table:table-cell>
          <table:table-cell office:value-type="string" calcext:value-type="string">
            <text:p>HSD3B2;SRD5A2;HSD17B2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Glucuronosyltransferase Activity (GO:0015020)</text:p>
          </table:table-cell>
          <table:table-cell table:style-name="ce1" office:value-type="string" calcext:value-type="string">
            <text:p>3/30</text:p>
          </table:table-cell>
          <table:table-cell office:value-type="float" office:value="0.000012030275891175" calcext:value-type="float">
            <text:p>1.2030275891175E-05</text:p>
          </table:table-cell>
          <table:table-cell office:value-type="float" office:value="0.000148373402657825" calcext:value-type="float">
            <text:p>0.000148373402657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0699588477366" calcext:value-type="float">
            <text:p>82.0699588477366</text:p>
          </table:table-cell>
          <table:table-cell office:value-type="float" office:value="929.695395471084" calcext:value-type="float">
            <text:p>929.695395471084</text:p>
          </table:table-cell>
          <table:table-cell office:value-type="string" calcext:value-type="string">
            <text:p>UGT1A10;UGT2A3;UGT1A9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UDP-glycosyltransferase Activity (GO:0008194)</text:p>
          </table:table-cell>
          <table:table-cell office:value-type="string" calcext:value-type="string">
            <text:p>3/61</text:p>
          </table:table-cell>
          <table:table-cell office:value-type="float" office:value="0.000103351345856057" calcext:value-type="float">
            <text:p>0.000103351345856057</text:p>
          </table:table-cell>
          <table:table-cell office:value-type="float" office:value="0.000764799959334825" calcext:value-type="float">
            <text:p>0.000764799959334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455938697318" calcext:value-type="float">
            <text:p>38.1455938697318</text:p>
          </table:table-cell>
          <table:table-cell office:value-type="float" office:value="350.076467207277" calcext:value-type="float">
            <text:p>350.076467207277</text:p>
          </table:table-cell>
          <table:table-cell office:value-type="string" calcext:value-type="string">
            <text:p>UGT1A10;UGT2A3;UGT1A9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Hexosyltransferase Activity (GO:0016758)</text:p>
          </table:table-cell>
          <table:table-cell office:value-type="string" calcext:value-type="string">
            <text:p>3/96</text:p>
          </table:table-cell>
          <table:table-cell office:value-type="float" office:value="0.000396043532369379" calcext:value-type="float">
            <text:p>0.000396043532369379</text:p>
          </table:table-cell>
          <table:table-cell office:value-type="float" office:value="0.0013321464270606" calcext:value-type="float">
            <text:p>0.001332146427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479091995221" calcext:value-type="float">
            <text:p>23.7479091995221</text:p>
          </table:table-cell>
          <table:table-cell office:value-type="float" office:value="186.040798232436" calcext:value-type="float">
            <text:p>186.040798232436</text:p>
          </table:table-cell>
          <table:table-cell office:value-type="string" calcext:value-type="string">
            <text:p>UGT1A10;UGT2A3;UGT1A9</text:p>
          </table:table-cell>
        </table:table-row>
      </table:table>
      <table:table table:name="Cluster1_KEGG" table:style-name="ta1">
        <table:table-column table:style-name="co12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Steroid hormone biosynthesis</text:p>
          </table:table-cell>
          <table:table-cell office:value-type="string" calcext:value-type="string">
            <text:p>21/89</text:p>
          </table:table-cell>
          <table:table-cell office:value-type="float" office:value="4.43542065253652E-044" calcext:value-type="float">
            <text:p>4.43542065253652E-44</text:p>
          </table:table-cell>
          <table:table-cell office:value-type="float" office:value="1.19756357618486E-042" calcext:value-type="float">
            <text:p>1.19756357618486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2.911764705882" calcext:value-type="float">
            <text:p>682.911764705882</text:p>
          </table:table-cell>
          <table:table-cell office:value-type="float" office:value="68171.0670639926" calcext:value-type="float">
            <text:p>68171.0670639926</text:p>
          </table:table-cell>
          <table:table-cell office:value-type="string" calcext:value-type="string">
            <text:p>UGT1A10;UGT2B34;UGT1A1;SRD5A2;HSD3B2;UGT2B35;SRD5A1;UGT2B38;SRD5A3;UGT2B37;AKR1D1;HSD17B12;COMT;HSD11B1;CYP2C68;CYP2C23;HSD17B2;UGT2A3;UGT1A2;CYP2E1;UGT1A9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Metabolism of xenobiotics by cytochrome P450</text:p>
          </table:table-cell>
          <table:table-cell office:value-type="string" calcext:value-type="string">
            <text:p>14/66</text:p>
          </table:table-cell>
          <table:table-cell office:value-type="float" office:value="5.77697190629831E-028" calcext:value-type="float">
            <text:p>5.77697190629831E-28</text:p>
          </table:table-cell>
          <table:table-cell office:value-type="float" office:value="7.79891207350272E-027" calcext:value-type="float">
            <text:p>7.79891207350272E-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.158653846154" calcext:value-type="float">
            <text:p>335.158653846154</text:p>
          </table:table-cell>
          <table:table-cell office:value-type="float" office:value="21020.6490199922" calcext:value-type="float">
            <text:p>21020.6490199922</text:p>
          </table:table-cell>
          <table:table-cell office:value-type="string" calcext:value-type="string">
            <text:p>CBR1;UGT1A10;UGT2B34;UGT1A1;UGT2B35;UGT2B38;UGT2B37;HSD11B1;CYP2S1;UGT2A3;UGT1A2;CYP2E1;UGT1A9;CBR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Chemical carcinogenesis</text:p>
          </table:table-cell>
          <table:table-cell office:value-type="string" calcext:value-type="string">
            <text:p>14/94</text:p>
          </table:table-cell>
          <table:table-cell office:value-type="float" office:value="1.27391689214325E-025" calcext:value-type="float">
            <text:p>1.27391689214325E-25</text:p>
          </table:table-cell>
          <table:table-cell office:value-type="float" office:value="1.14652520292893E-024" calcext:value-type="float">
            <text:p>1.14652520292893E-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.546875" calcext:value-type="float">
            <text:p>217.546875</text:p>
          </table:table-cell>
          <table:table-cell office:value-type="float" office:value="12470.3374869293" calcext:value-type="float">
            <text:p>12470.3374869293</text:p>
          </table:table-cell>
          <table:table-cell office:value-type="string" calcext:value-type="string">
            <text:p>CBR1;UGT1A10;UGT2B34;UGT1A1;UGT2B35;UGT2B38;UGT2B37;HSD11B1;CYP2C68;CYP2C23;UGT2A3;UGT1A2;CYP2E1;UGT1A9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Retinol metabolism</text:p>
          </table:table-cell>
          <table:table-cell office:value-type="string" calcext:value-type="string">
            <text:p>13/91</text:p>
          </table:table-cell>
          <table:table-cell office:value-type="float" office:value="1.6451378070651E-023" calcext:value-type="float">
            <text:p>1.6451378070651E-23</text:p>
          </table:table-cell>
          <table:table-cell office:value-type="float" office:value="1.11046801976894E-022" calcext:value-type="float">
            <text:p>1.11046801976894E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.019607843137" calcext:value-type="float">
            <text:p>195.019607843137</text:p>
          </table:table-cell>
          <table:table-cell office:value-type="float" office:value="10231.0470915185" calcext:value-type="float">
            <text:p>10231.0470915185</text:p>
          </table:table-cell>
          <table:table-cell office:value-type="string" calcext:value-type="string">
            <text:p>UGT1A10;UGT2B34;UGT1A1;UGT2B35;UGT2B38;UGT2B37;CYP2C68;CYP2C23;CYP2A5;CYP2S1;UGT2A3;UGT1A2;UGT1A9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Ascorbate and aldarate metabolism</text:p>
          </table:table-cell>
          <table:table-cell table:style-name="ce1" office:value-type="string" calcext:value-type="string">
            <text:p>10/27</text:p>
          </table:table-cell>
          <table:table-cell office:value-type="float" office:value="8.85338903013746E-023" calcext:value-type="float">
            <text:p>8.85338903013746E-23</text:p>
          </table:table-cell>
          <table:table-cell office:value-type="float" office:value="4.78083007627423E-022" calcext:value-type="float">
            <text:p>4.78083007627423E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6.852941176471" calcext:value-type="float">
            <text:p>586.852941176471</text:p>
          </table:table-cell>
          <table:table-cell office:value-type="float" office:value="29799.6040990471" calcext:value-type="float">
            <text:p>29799.6040990471</text:p>
          </table:table-cell>
          <table:table-cell office:value-type="string" calcext:value-type="string">
            <text:p>UGT1A10;MIOX;UGT2B34;UGT1A1;UGT2B35;UGT2B38;UGT2B37;UGT2A3;UGT1A2;UGT1A9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Drug metabolism</text:p>
          </table:table-cell>
          <table:table-cell office:value-type="string" calcext:value-type="string">
            <text:p>13/114</text:p>
          </table:table-cell>
          <table:table-cell office:value-type="float" office:value="3.65170433905261E-022" calcext:value-type="float">
            <text:p>3.65170433905261E-22</text:p>
          </table:table-cell>
          <table:table-cell office:value-type="float" office:value="1.64326695257368E-021" calcext:value-type="float">
            <text:p>1.64326695257368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435061153174" calcext:value-type="float">
            <text:p>150.435061153174</text:p>
          </table:table-cell>
          <table:table-cell office:value-type="float" office:value="7425.72705533069" calcext:value-type="float">
            <text:p>7425.72705533069</text:p>
          </table:table-cell>
          <table:table-cell office:value-type="string" calcext:value-type="string">
            <text:p>UGT1A10;UGT2B34;UGT1A1;UGT2B35;UGT2B38;UGT2B37;CES1E;CES2G;CES2H;UGT2A3;UGT1A2;CYP2E1;UGT1A9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Porphyrin and chlorophyll metabolism</text:p>
          </table:table-cell>
          <table:table-cell office:value-type="string" calcext:value-type="string">
            <text:p>10/41</text:p>
          </table:table-cell>
          <table:table-cell office:value-type="float" office:value="1.16188271615127E-020" calcext:value-type="float">
            <text:p>1.16188271615127E-20</text:p>
          </table:table-cell>
          <table:table-cell office:value-type="float" office:value="4.48154761944059E-020" calcext:value-type="float">
            <text:p>4.48154761944059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.596774193548" calcext:value-type="float">
            <text:p>321.596774193548</text:p>
          </table:table-cell>
          <table:table-cell office:value-type="float" office:value="14761.8258309241" calcext:value-type="float">
            <text:p>14761.8258309241</text:p>
          </table:table-cell>
          <table:table-cell office:value-type="string" calcext:value-type="string">
            <text:p>UGT1A10;UGT2B34;UGT1A1;UGT2B35;UGT2B38;UGT2B37;BLVRB;UGT2A3;UGT1A2;UGT1A9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Pentose and glucuronate interconversions</text:p>
          </table:table-cell>
          <table:table-cell office:value-type="string" calcext:value-type="string">
            <text:p>9/34</text:p>
          </table:table-cell>
          <table:table-cell office:value-type="float" office:value="5.19927078988557E-019" calcext:value-type="float">
            <text:p>5.19927078988557E-19</text:p>
          </table:table-cell>
          <table:table-cell office:value-type="float" office:value="1.75475389158638E-018" calcext:value-type="float">
            <text:p>1.75475389158638E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.914285714286" calcext:value-type="float">
            <text:p>341.914285714286</text:p>
          </table:table-cell>
          <table:table-cell office:value-type="float" office:value="14394.7960245572" calcext:value-type="float">
            <text:p>14394.7960245572</text:p>
          </table:table-cell>
          <table:table-cell office:value-type="string" calcext:value-type="string">
            <text:p>UGT1A10;UGT2B34;UGT1A1;UGT2B35;UGT2B38;UGT2B37;UGT2A3;UGT1A2;UGT1A9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Arachidonic acid metabolism</text:p>
          </table:table-cell>
          <table:table-cell office:value-type="string" calcext:value-type="string">
            <text:p>5/89</text:p>
          </table:table-cell>
          <table:table-cell office:value-type="float" office:value="0.00000020328696491564" calcext:value-type="float">
            <text:p>2.0328696491564E-07</text:p>
          </table:table-cell>
          <table:table-cell office:value-type="float" office:value="0.00000060986089474693" calcext:value-type="float">
            <text:p>6.0986089474693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476190476191" calcext:value-type="float">
            <text:p>47.3476190476191</text:p>
          </table:table-cell>
          <table:table-cell office:value-type="float" office:value="729.562759362223" calcext:value-type="float">
            <text:p>729.562759362223</text:p>
          </table:table-cell>
          <table:table-cell office:value-type="string" calcext:value-type="string">
            <text:p>CBR1;CYP2C68;CYP2C23;CYP2E1;CBR3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Linoleic acid metabolism</text:p>
          </table:table-cell>
          <table:table-cell office:value-type="string" calcext:value-type="string">
            <text:p>3/50</text:p>
          </table:table-cell>
          <table:table-cell office:value-type="float" office:value="0.0000569142590305213" calcext:value-type="float">
            <text:p>5.69142590305213E-05</text:p>
          </table:table-cell>
          <table:table-cell office:value-type="float" office:value="0.000153668499382407" calcext:value-type="float">
            <text:p>0.000153668499382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0992907801418" calcext:value-type="float">
            <text:p>47.0992907801418</text:p>
          </table:table-cell>
          <table:table-cell office:value-type="float" office:value="460.346803132266" calcext:value-type="float">
            <text:p>460.346803132266</text:p>
          </table:table-cell>
          <table:table-cell office:value-type="string" calcext:value-type="string">
            <text:p>CYP2C68;CYP2C23;CYP2E1</text:p>
          </table:table-cell>
        </table:table-row>
      </table:table>
      <table:table table:name="Cluster2_GO" table:style-name="ta1">
        <table:table-column table:style-name="co17" table:default-cell-style-name="Default"/>
        <table:table-column table:style-name="co25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holesterol Biosynthetic Process (GO:0006695)</text:p>
          </table:table-cell>
          <table:table-cell table:style-name="ce1" office:value-type="string" calcext:value-type="string">
            <text:p>10/25</text:p>
          </table:table-cell>
          <table:table-cell office:value-type="float" office:value="1.15684528566088E-027" calcext:value-type="float">
            <text:p>1.15684528566088E-27</text:p>
          </table:table-cell>
          <table:table-cell office:value-type="float" office:value="6.36264907113486E-026" calcext:value-type="float">
            <text:p>6.36264907113486E-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8.5" calcext:value-type="float">
            <text:p>3328.5</text:p>
          </table:table-cell>
          <table:table-cell office:value-type="float" office:value="206447.219485598" calcext:value-type="float">
            <text:p>206447.219485598</text:p>
          </table:table-cell>
          <table:table-cell office:value-type="string" calcext:value-type="string">
            <text:p>NSDHL;HMGCS1;INSIG1;SC5D;DHCR24;MSMO1;MVD;DHCR7;HSD17B7;FDFT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Secondary Alcohol Biosynthetic Process (GO:1902653)</text:p>
          </table:table-cell>
          <table:table-cell table:style-name="ce1" office:value-type="string" calcext:value-type="string">
            <text:p>9/24</text:p>
          </table:table-cell>
          <table:table-cell office:value-type="float" office:value="1.84967958895032E-024" calcext:value-type="float">
            <text:p>1.84967958895032E-24</text:p>
          </table:table-cell>
          <table:table-cell office:value-type="float" office:value="5.08661886961339E-023" calcext:value-type="float">
            <text:p>5.08661886961339E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6.52" calcext:value-type="float">
            <text:p>2396.52</text:p>
          </table:table-cell>
          <table:table-cell office:value-type="float" office:value="130962.699863315" calcext:value-type="float">
            <text:p>130962.699863315</text:p>
          </table:table-cell>
          <table:table-cell office:value-type="string" calcext:value-type="string">
            <text:p>NSDHL;HMGCS1;INSIG1;DHCR24;MSMO1;MVD;DHCR7;HSD17B7;FDFT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Sterol Biosynthetic Process (GO:0016126)</text:p>
          </table:table-cell>
          <table:table-cell table:style-name="ce1" office:value-type="string" calcext:value-type="string">
            <text:p>9/28</text:p>
          </table:table-cell>
          <table:table-cell office:value-type="float" office:value="9.76297877442654E-024" calcext:value-type="float">
            <text:p>9.76297877442654E-24</text:p>
          </table:table-cell>
          <table:table-cell office:value-type="float" office:value="1.7898794419782E-022" calcext:value-type="float">
            <text:p>1.7898794419782E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1.61052631579" calcext:value-type="float">
            <text:p>1891.61052631579</text:p>
          </table:table-cell>
          <table:table-cell office:value-type="float" office:value="100224.041669023" calcext:value-type="float">
            <text:p>100224.041669023</text:p>
          </table:table-cell>
          <table:table-cell office:value-type="string" calcext:value-type="string">
            <text:p>NSDHL;HMGCS1;INSIG1;DHCR24;MSMO1;MVD;DHCR7;HSD17B7;FDFT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holesterol Metabolic Process (GO:0008203)</text:p>
          </table:table-cell>
          <table:table-cell office:value-type="string" calcext:value-type="string">
            <text:p>9/67</text:p>
          </table:table-cell>
          <table:table-cell office:value-type="float" office:value="5.99335123679382E-020" calcext:value-type="float">
            <text:p>5.99335123679382E-20</text:p>
          </table:table-cell>
          <table:table-cell office:value-type="float" office:value="8.2408579505915E-019" calcext:value-type="float">
            <text:p>8.2408579505915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8.455172413793" calcext:value-type="float">
            <text:p>618.455172413793</text:p>
          </table:table-cell>
          <table:table-cell office:value-type="float" office:value="27373.4760092304" calcext:value-type="float">
            <text:p>27373.4760092304</text:p>
          </table:table-cell>
          <table:table-cell office:value-type="string" calcext:value-type="string">
            <text:p>NSDHL;HMGCS1;INSIG1;DHCR24;MSMO1;MVD;DHCR7;HSD17B7;FDFT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Steroid Metabolic Process (GO:0008202)</text:p>
          </table:table-cell>
          <table:table-cell office:value-type="string" calcext:value-type="string">
            <text:p>3/92</text:p>
          </table:table-cell>
          <table:table-cell office:value-type="float" office:value="0.0000330496987089419" calcext:value-type="float">
            <text:p>3.30496987089419E-05</text:p>
          </table:table-cell>
          <table:table-cell office:value-type="float" office:value="0.000302955571498634" calcext:value-type="float">
            <text:p>0.000302955571498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9713993871297" calcext:value-type="float">
            <text:p>60.9713993871297</text:p>
          </table:table-cell>
          <table:table-cell office:value-type="float" office:value="629.072297814418" calcext:value-type="float">
            <text:p>629.072297814418</text:p>
          </table:table-cell>
          <table:table-cell office:value-type="string" calcext:value-type="string">
            <text:p>DHCR24;MSMO1;FDFT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Oxidoreductase Activity, Acting On The CH-CH Group Of Donors, NAD Or NADP As Acceptor (GO:0016628)</text:p>
          </table:table-cell>
          <table:table-cell table:style-name="ce1" office:value-type="string" calcext:value-type="string">
            <text:p>2/18</text:p>
          </table:table-cell>
          <table:table-cell office:value-type="float" office:value="0.0000691712106494395" calcext:value-type="float">
            <text:p>6.91712106494395E-05</text:p>
          </table:table-cell>
          <table:table-cell office:value-type="float" office:value="0.0012450817916899" calcext:value-type="float">
            <text:p>0.0012450817916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.020833333333" calcext:value-type="float">
            <text:p>208.020833333333</text:p>
          </table:table-cell>
          <table:table-cell office:value-type="float" office:value="1992.61613005491" calcext:value-type="float">
            <text:p>1992.61613005491</text:p>
          </table:table-cell>
          <table:table-cell office:value-type="string" calcext:value-type="string">
            <text:p>DHCR24;DHCR7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Oxidoreductase Activity, Acting On The CH-OH Group Of Donors, NAD Or NADP As Acceptor (GO:0016616)</text:p>
          </table:table-cell>
          <table:table-cell office:value-type="string" calcext:value-type="string">
            <text:p>2/95</text:p>
          </table:table-cell>
          <table:table-cell office:value-type="float" office:value="0.0019574701719015" calcext:value-type="float">
            <text:p>0.0019574701719015</text:p>
          </table:table-cell>
          <table:table-cell office:value-type="float" office:value="0.016157736663668" calcext:value-type="float">
            <text:p>0.016157736663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505376344086" calcext:value-type="float">
            <text:p>35.6505376344086</text:p>
          </table:table-cell>
          <table:table-cell office:value-type="float" office:value="222.32040216487" calcext:value-type="float">
            <text:p>222.32040216487</text:p>
          </table:table-cell>
          <table:table-cell office:value-type="string" calcext:value-type="string">
            <text:p>NSDHL;HSD17B7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Protein Homodimerization Activity (GO:0042803)</text:p>
          </table:table-cell>
          <table:table-cell office:value-type="string" calcext:value-type="string">
            <text:p>3/662</text:p>
          </table:table-cell>
          <table:table-cell office:value-type="float" office:value="0.0100030408937323" calcext:value-type="float">
            <text:p>0.0100030408937323</text:p>
          </table:table-cell>
          <table:table-cell office:value-type="float" office:value="0.0200060817874646" calcext:value-type="float">
            <text:p>0.0200060817874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9848254931715" calcext:value-type="float">
            <text:p>7.99848254931715</text:p>
          </table:table-cell>
          <table:table-cell office:value-type="float" office:value="36.8319414854524" calcext:value-type="float">
            <text:p>36.8319414854524</text:p>
          </table:table-cell>
          <table:table-cell office:value-type="string" calcext:value-type="string">
            <text:p>PGRMC1;HMGCS1;MVD</text:p>
          </table:table-cell>
        </table:table-row>
      </table:table>
      <table:table table:name="Cluster2_KEGG" table:style-name="ta1">
        <table:table-column table:style-name="co12" table:default-cell-style-name="Default"/>
        <table:table-column table:style-name="co27" table:default-cell-style-name="Default"/>
        <table:table-column table:style-name="co3" table:default-cell-style-name="ce1"/>
        <table:table-column table:style-name="co1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table:style-name="Default"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Steroid biosynthesis</text:p>
          </table:table-cell>
          <table:table-cell office:value-type="string" calcext:value-type="string">
            <text:p>8/19</text:p>
          </table:table-cell>
          <table:table-cell office:value-type="float" office:value="3.56518723952068E-022" calcext:value-type="float">
            <text:p>3.56518723952068E-22</text:p>
          </table:table-cell>
          <table:table-cell office:value-type="float" office:value="3.20866851556862E-021" calcext:value-type="float">
            <text:p>3.20866851556862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1.21212121212" calcext:value-type="float">
            <text:p>2421.21212121212</text:p>
          </table:table-cell>
          <table:table-cell office:value-type="float" office:value="119573.147642273" calcext:value-type="float">
            <text:p>119573.147642273</text:p>
          </table:table-cell>
          <table:table-cell office:value-type="string" calcext:value-type="string">
            <text:p>NSDHL;SC5D;DHCR24;MSMO1;DHCR7;HSD17B7;CYP51;FDFT1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Terpenoid backbone biosynthesis</text:p>
          </table:table-cell>
          <table:table-cell office:value-type="string" calcext:value-type="string">
            <text:p>4/23</text:p>
          </table:table-cell>
          <table:table-cell office:value-type="float" office:value="0.00000000131963794353" calcext:value-type="float">
            <text:p>1.31963794353E-09</text:p>
          </table:table-cell>
          <table:table-cell office:value-type="float" office:value="0.00000000593837074591" calcext:value-type="float">
            <text:p>5.93837074591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.357894736842" calcext:value-type="float">
            <text:p>420.357894736842</text:p>
          </table:table-cell>
          <table:table-cell office:value-type="float" office:value="8594.59902074698" calcext:value-type="float">
            <text:p>8594.59902074698</text:p>
          </table:table-cell>
          <table:table-cell office:value-type="string" calcext:value-type="string">
            <text:p>IDI1;FDPS;HMGCS1;MVD</text:p>
          </table:table-cell>
        </table:table-row>
      </table:table>
      <table:table table:name="Cluster3_GO" table:style-name="ta1">
        <table:table-column table:style-name="co17" table:default-cell-style-name="Default"/>
        <table:table-column table:style-name="co29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rotein Ubiquitination (GO:0016567)</text:p>
          </table:table-cell>
          <table:table-cell office:value-type="string" calcext:value-type="string">
            <text:p>8/434</text:p>
          </table:table-cell>
          <table:table-cell office:value-type="float" office:value="0.00000000005395834479" calcext:value-type="float">
            <text:p>5.395834479E-11</text:p>
          </table:table-cell>
          <table:table-cell office:value-type="float" office:value="0.00000000372312579047" calcext:value-type="float">
            <text:p>3.7231257904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468544600939" calcext:value-type="float">
            <text:p>73.468544600939</text:p>
          </table:table-cell>
          <table:table-cell office:value-type="float" office:value="1737.00274986304" calcext:value-type="float">
            <text:p>1737.00274986304</text:p>
          </table:table-cell>
          <table:table-cell office:value-type="string" calcext:value-type="string">
            <text:p>KLHL9;KLHL25;KLHL3;KLHL12;KLHL13;KLHL24;KLHL42;KLHL20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Ubiquitin-Dependent Protein Catabolic Process (GO:0006511)</text:p>
          </table:table-cell>
          <table:table-cell office:value-type="string" calcext:value-type="string">
            <text:p>7/367</text:p>
          </table:table-cell>
          <table:table-cell office:value-type="float" office:value="0.00000000103270848514" calcext:value-type="float">
            <text:p>1.03270848514E-09</text:p>
          </table:table-cell>
          <table:table-cell office:value-type="float" office:value="0.0000000356284427374" calcext:value-type="float">
            <text:p>3.56284427374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6060185185185" calcext:value-type="float">
            <text:p>63.6060185185185</text:p>
          </table:table-cell>
          <table:table-cell office:value-type="float" office:value="1316.07727418253" calcext:value-type="float">
            <text:p>1316.07727418253</text:p>
          </table:table-cell>
          <table:table-cell office:value-type="string" calcext:value-type="string">
            <text:p>KBTBD6;KLHL25;KLHL3;KBTBD7;KCTD17;KLHL42;KLHL20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rotein Modification By Small Protein Conjugation (GO:0032446)</text:p>
          </table:table-cell>
          <table:table-cell office:value-type="string" calcext:value-type="string">
            <text:p>6/364</text:p>
          </table:table-cell>
          <table:table-cell office:value-type="float" office:value="0.0000000537336436909" calcext:value-type="float">
            <text:p>5.37336436909E-08</text:p>
          </table:table-cell>
          <table:table-cell office:value-type="float" office:value="0.00000123587380489076" calcext:value-type="float">
            <text:p>1.2358738048907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9968076616121" calcext:value-type="float">
            <text:p>46.9968076616121</text:p>
          </table:table-cell>
          <table:table-cell office:value-type="float" office:value="786.690209149247" calcext:value-type="float">
            <text:p>786.690209149247</text:p>
          </table:table-cell>
          <table:table-cell office:value-type="string" calcext:value-type="string">
            <text:p>KLHL9;KLHL25;KLHL3;KLHL13;KLHL24;KLHL20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roteasomal Protein Catabolic Process (GO:0010498)</text:p>
          </table:table-cell>
          <table:table-cell office:value-type="string" calcext:value-type="string">
            <text:p>5/220</text:p>
          </table:table-cell>
          <table:table-cell office:value-type="float" office:value="0.00000018432465790279" calcext:value-type="float">
            <text:p>1.8432465790279E-07</text:p>
          </table:table-cell>
          <table:table-cell office:value-type="float" office:value="0.00000290769022788555" calcext:value-type="float">
            <text:p>2.9076902278855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4767441860465" calcext:value-type="float">
            <text:p>57.4767441860465</text:p>
          </table:table-cell>
          <table:table-cell office:value-type="float" office:value="891.266995526944" calcext:value-type="float">
            <text:p>891.266995526944</text:p>
          </table:table-cell>
          <table:table-cell office:value-type="string" calcext:value-type="string">
            <text:p>KBTBD6;KBTBD7;KCTD17;KLHL42;KLHL20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rotein Polyubiquitination (GO:0000209)</text:p>
          </table:table-cell>
          <table:table-cell office:value-type="string" calcext:value-type="string">
            <text:p>5/226</text:p>
          </table:table-cell>
          <table:table-cell office:value-type="float" office:value="0.00000021070219042649" calcext:value-type="float">
            <text:p>2.1070219042649E-07</text:p>
          </table:table-cell>
          <table:table-cell office:value-type="float" office:value="0.00000290769022788555" calcext:value-type="float">
            <text:p>2.9076902278855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8993212669683" calcext:value-type="float">
            <text:p>55.8993212669683</text:p>
          </table:table-cell>
          <table:table-cell office:value-type="float" office:value="859.330210680674" calcext:value-type="float">
            <text:p>859.330210680674</text:p>
          </table:table-cell>
          <table:table-cell office:value-type="string" calcext:value-type="string">
            <text:p>KBTBD6;KLHL3;KBTBD7;KLHL42;KLHL20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roteasome-Mediated Ubiquitin-Dependent Protein Catabolic Process (GO:0043161)</text:p>
          </table:table-cell>
          <table:table-cell office:value-type="string" calcext:value-type="string">
            <text:p>5/319</text:p>
          </table:table-cell>
          <table:table-cell office:value-type="float" office:value="0.00000115922565102593" calcext:value-type="float">
            <text:p>1.15922565102593E-06</text:p>
          </table:table-cell>
          <table:table-cell office:value-type="float" office:value="0.0000133310949867982" calcext:value-type="float">
            <text:p>1.3331094986798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580414012739" calcext:value-type="float">
            <text:p>39.1580414012739</text:p>
          </table:table-cell>
          <table:table-cell office:value-type="float" office:value="535.202646077696" calcext:value-type="float">
            <text:p>535.202646077696</text:p>
          </table:table-cell>
          <table:table-cell office:value-type="string" calcext:value-type="string">
            <text:p>KBTBD6;KBTBD7;KCTD17;KLHL42;KLHL20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rotein K48-linked Ubiquitination (GO:0070936)</text:p>
          </table:table-cell>
          <table:table-cell office:value-type="string" calcext:value-type="string">
            <text:p>3/70</text:p>
          </table:table-cell>
          <table:table-cell office:value-type="float" office:value="0.0000114511592857806" calcext:value-type="float">
            <text:p>1.14511592857806E-05</text:p>
          </table:table-cell>
          <table:table-cell office:value-type="float" office:value="0.000112875712959837" calcext:value-type="float">
            <text:p>0.000112875712959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1940298507463" calcext:value-type="float">
            <text:p>89.1940298507463</text:p>
          </table:table-cell>
          <table:table-cell office:value-type="float" office:value="1014.79790212667" calcext:value-type="float">
            <text:p>1014.79790212667</text:p>
          </table:table-cell>
          <table:table-cell office:value-type="string" calcext:value-type="string">
            <text:p>KBTBD6;KLHL3;KBTBD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Ubiquitin-Like Protein Transferase Activity (GO:0019787)</text:p>
          </table:table-cell>
          <table:table-cell office:value-type="string" calcext:value-type="string">
            <text:p>4/240</text:p>
          </table:table-cell>
          <table:table-cell office:value-type="float" office:value="0.0000132799689466392" calcext:value-type="float">
            <text:p>1.32799689466392E-05</text:p>
          </table:table-cell>
          <table:table-cell office:value-type="float" office:value="0.0000663998447331959" calcext:value-type="float">
            <text:p>6.6399844733195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95856873823" calcext:value-type="float">
            <text:p>37.195856873823</text:p>
          </table:table-cell>
          <table:table-cell office:value-type="float" office:value="417.681715369431" calcext:value-type="float">
            <text:p>417.681715369431</text:p>
          </table:table-cell>
          <table:table-cell office:value-type="string" calcext:value-type="string">
            <text:p>KLHL9;KLHL13;KLHL42;KLHL20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Ubiquitin-Protein Transferase Activity (GO:0004842)</text:p>
          </table:table-cell>
          <table:table-cell office:value-type="string" calcext:value-type="string">
            <text:p>4/412</text:p>
          </table:table-cell>
          <table:table-cell office:value-type="float" office:value="0.000109493013588344" calcext:value-type="float">
            <text:p>0.000109493013588344</text:p>
          </table:table-cell>
          <table:table-cell office:value-type="float" office:value="0.000273732533970859" calcext:value-type="float">
            <text:p>0.000273732533970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278867102397" calcext:value-type="float">
            <text:p>21.3278867102397</text:p>
          </table:table-cell>
          <table:table-cell office:value-type="float" office:value="194.502858061293" calcext:value-type="float">
            <text:p>194.502858061293</text:p>
          </table:table-cell>
          <table:table-cell office:value-type="string" calcext:value-type="string">
            <text:p>KLHL9;KLHL13;KLHL42;KLHL20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Ubiquitin Ligase-Substrate Adaptor Activity (GO:1990756)</text:p>
          </table:table-cell>
          <table:table-cell office:value-type="string" calcext:value-type="string">
            <text:p>2/44</text:p>
          </table:table-cell>
          <table:table-cell office:value-type="float" office:value="0.000363308377221552" calcext:value-type="float">
            <text:p>0.000363308377221552</text:p>
          </table:table-cell>
          <table:table-cell office:value-type="float" office:value="0.000605513962035919" calcext:value-type="float">
            <text:p>0.000605513962035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3419913419914" calcext:value-type="float">
            <text:p>86.3419913419914</text:p>
          </table:table-cell>
          <table:table-cell office:value-type="float" office:value="683.850896041" calcext:value-type="float">
            <text:p>683.850896041</text:p>
          </table:table-cell>
          <table:table-cell office:value-type="string" calcext:value-type="string">
            <text:p>KLHL25;PEF1</text:p>
          </table:table-cell>
        </table:table-row>
      </table:table>
      <table:table table:name="Cluster3_KEGG" table:style-name="ta1">
        <table:table-column table:style-name="co12" table:default-cell-style-name="Default"/>
        <table:table-column table:style-name="co31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Ubiquitin mediated proteolysis</text:p>
          </table:table-cell>
          <table:table-cell office:value-type="string" calcext:value-type="string">
            <text:p>2/138</text:p>
          </table:table-cell>
          <table:table-cell table:number-columns-repeated="2" office:value-type="float" office:value="0.0035075093738511" calcext:value-type="float">
            <text:p>0.0035075093738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387700534759" calcext:value-type="float">
            <text:p>26.5387700534759</text:p>
          </table:table-cell>
          <table:table-cell office:value-type="float" office:value="150.019661707954" calcext:value-type="float">
            <text:p>150.019661707954</text:p>
          </table:table-cell>
          <table:table-cell office:value-type="string" calcext:value-type="string">
            <text:p>KLHL9;KLHL13</text:p>
          </table:table-cell>
        </table:table-row>
      </table:table>
      <table:table table:name="Cluster4_GO" table:style-name="ta1">
        <table:table-column table:style-name="co17" table:default-cell-style-name="Default"/>
        <table:table-column table:style-name="co33" table:default-cell-style-name="Default"/>
        <table:table-column table:style-name="co3" table:default-cell-style-name="Default"/>
        <table:table-column table:style-name="co1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8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Endodermal Cell Differentiation (GO:0035987)</text:p>
          </table:table-cell>
          <table:table-cell table:style-name="ce1" office:value-type="string" calcext:value-type="string">
            <text:p>5/31</text:p>
          </table:table-cell>
          <table:table-cell office:value-type="float" office:value="0.00000000000813104321" calcext:value-type="float">
            <text:p>8.13104321E-12</text:p>
          </table:table-cell>
          <table:table-cell office:value-type="float" office:value="0.00000000032994422724" calcext:value-type="float">
            <text:p>3.2994422724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.831730769231" calcext:value-type="float">
            <text:p>479.831730769231</text:p>
          </table:table-cell>
          <table:table-cell office:value-type="float" office:value="12252.6624940021" calcext:value-type="float">
            <text:p>12252.6624940021</text:p>
          </table:table-cell>
          <table:table-cell office:value-type="string" calcext:value-type="string">
            <text:p>ITGA4;LAMB3;LAMA3;COL6A1;LAMB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Integrin-Mediated Signaling Pathway (GO:0007229)</text:p>
          </table:table-cell>
          <table:table-cell office:value-type="string" calcext:value-type="string">
            <text:p>6/85</text:p>
          </table:table-cell>
          <table:table-cell office:value-type="float" office:value="0.00000000000824860568" calcext:value-type="float">
            <text:p>8.24860568E-12</text:p>
          </table:table-cell>
          <table:table-cell office:value-type="float" office:value="0.00000000032994422724" calcext:value-type="float">
            <text:p>3.2994422724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5512.53101865821" calcext:value-type="float">
            <text:p>5512.53101865821</text:p>
          </table:table-cell>
          <table:table-cell office:value-type="string" calcext:value-type="string">
            <text:p>LAMA5;ITGA4;ITGA1;ITGA8;ITGB8;ITGB7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Endoderm Formation (GO:0001706)</text:p>
          </table:table-cell>
          <table:table-cell office:value-type="string" calcext:value-type="string">
            <text:p>5/35</text:p>
          </table:table-cell>
          <table:table-cell office:value-type="float" office:value="0.00000000001551468633" calcext:value-type="float">
            <text:p>1.551468633E-11</text:p>
          </table:table-cell>
          <table:table-cell office:value-type="float" office:value="0.00000000036022210662" calcext:value-type="float">
            <text:p>3.6022210662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5.770833333333" calcext:value-type="float">
            <text:p>415.770833333333</text:p>
          </table:table-cell>
          <table:table-cell office:value-type="float" office:value="10348.2175760225" calcext:value-type="float">
            <text:p>10348.2175760225</text:p>
          </table:table-cell>
          <table:table-cell office:value-type="string" calcext:value-type="string">
            <text:p>ITGA4;LAMB3;LAMA3;COL6A1;LAMB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Substrate Adhesion-Dependent Cell Spreading (GO:0034446)</text:p>
          </table:table-cell>
          <table:table-cell office:value-type="string" calcext:value-type="string">
            <text:p>5/36</text:p>
          </table:table-cell>
          <table:table-cell office:value-type="float" office:value="0.00000000001801110533" calcext:value-type="float">
            <text:p>1.801110533E-11</text:p>
          </table:table-cell>
          <table:table-cell office:value-type="float" office:value="0.00000000036022210662" calcext:value-type="float">
            <text:p>3.6022210662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.338709677419" calcext:value-type="float">
            <text:p>402.338709677419</text:p>
          </table:table-cell>
          <table:table-cell office:value-type="float" office:value="9953.87278780527" calcext:value-type="float">
            <text:p>9953.87278780527</text:p>
          </table:table-cell>
          <table:table-cell office:value-type="string" calcext:value-type="string">
            <text:p>LAMA5;ITGA4;ITGA8;LAMB1;ITGB7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ll-Matrix Adhesion (GO:0007160)</text:p>
          </table:table-cell>
          <table:table-cell office:value-type="string" calcext:value-type="string">
            <text:p>5/109</text:p>
          </table:table-cell>
          <table:table-cell office:value-type="float" office:value="0.00000000544768359754" calcext:value-type="float">
            <text:p>5.44768359754E-09</text:p>
          </table:table-cell>
          <table:table-cell office:value-type="float" office:value="0.00000008716293756059" calcext:value-type="float">
            <text:p>8.716293756059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.489182692308" calcext:value-type="float">
            <text:p>119.489182692308</text:p>
          </table:table-cell>
          <table:table-cell office:value-type="float" office:value="2273.64917137242" calcext:value-type="float">
            <text:p>2273.64917137242</text:p>
          </table:table-cell>
          <table:table-cell office:value-type="string" calcext:value-type="string">
            <text:p>ITGA4;ITGA1;ITGA8;ITGB8;ITGB7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Epidermis Development (GO:0008544)</text:p>
          </table:table-cell>
          <table:table-cell office:value-type="string" calcext:value-type="string">
            <text:p>3/85</text:p>
          </table:table-cell>
          <table:table-cell office:value-type="float" office:value="0.0000205459368840967" calcext:value-type="float">
            <text:p>2.05459368840967E-05</text:p>
          </table:table-cell>
          <table:table-cell office:value-type="float" office:value="0.00027394582512129" calcext:value-type="float">
            <text:p>0.00027394582512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8231707317073" calcext:value-type="float">
            <text:p>72.8231707317073</text:p>
          </table:table-cell>
          <table:table-cell office:value-type="float" office:value="785.969365622166" calcext:value-type="float">
            <text:p>785.969365622166</text:p>
          </table:table-cell>
          <table:table-cell office:value-type="string" calcext:value-type="string">
            <text:p>LAMB3;LAMA3;LAMC2</text:p>
          </table:table-cell>
        </table:table-row>
      </table:table>
      <table:table table:name="Cluster4_KEGG" table:style-name="ta1">
        <table:table-column table:style-name="co12" table:default-cell-style-name="Default"/>
        <table:table-column table:style-name="co35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6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ECM-receptor interaction</text:p>
          </table:table-cell>
          <table:table-cell office:value-type="string" calcext:value-type="string">
            <text:p>13/83</text:p>
          </table:table-cell>
          <table:table-cell office:value-type="float" office:value="4.0264436882259E-032" calcext:value-type="float">
            <text:p>4.0264436882259E-32</text:p>
          </table:table-cell>
          <table:table-cell office:value-type="float" office:value="7.65024300762921E-031" calcext:value-type="float">
            <text:p>7.65024300762921E-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921" calcext:value-type="float">
            <text:p>258921</text:p>
          </table:table-cell>
          <table:table-cell office:value-type="float" office:value="18717357.5199602" calcext:value-type="float">
            <text:p>18717357.5199602</text:p>
          </table:table-cell>
          <table:table-cell office:value-type="string" calcext:value-type="string">
            <text:p>LAMA5;ITGA4;LAMB3;LAMA1;ITGA1;LAMA3;LAMC2;LAMB1;COL6A2;COL6A1;ITGA8;ITGB8;ITGB7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Focal adhesion</text:p>
          </table:table-cell>
          <table:table-cell office:value-type="string" calcext:value-type="string">
            <text:p>13/199</text:p>
          </table:table-cell>
          <table:table-cell office:value-type="float" office:value="6.29120864244331E-027" calcext:value-type="float">
            <text:p>6.29120864244331E-27</text:p>
          </table:table-cell>
          <table:table-cell office:value-type="float" office:value="5.97664821032115E-026" calcext:value-type="float">
            <text:p>5.97664821032115E-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413" calcext:value-type="float">
            <text:p>257413</text:p>
          </table:table-cell>
          <table:table-cell office:value-type="float" office:value="15529892.1426308" calcext:value-type="float">
            <text:p>15529892.1426308</text:p>
          </table:table-cell>
          <table:table-cell office:value-type="string" calcext:value-type="string">
            <text:p>LAMA5;ITGA4;LAMB3;LAMA1;ITGA1;LAMA3;LAMC2;LAMB1;COL6A2;COL6A1;ITGA8;ITGB8;ITGB7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PI3K-Akt signaling pathway</text:p>
          </table:table-cell>
          <table:table-cell office:value-type="string" calcext:value-type="string">
            <text:p>13/357</text:p>
          </table:table-cell>
          <table:table-cell office:value-type="float" office:value="1.50108028577431E-023" calcext:value-type="float">
            <text:p>1.50108028577431E-23</text:p>
          </table:table-cell>
          <table:table-cell office:value-type="float" office:value="7.96443998755742E-023" calcext:value-type="float">
            <text:p>7.96443998755742E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359" calcext:value-type="float">
            <text:p>255359</text:p>
          </table:table-cell>
          <table:table-cell office:value-type="float" office:value="13419951.0100438" calcext:value-type="float">
            <text:p>13419951.0100438</text:p>
          </table:table-cell>
          <table:table-cell office:value-type="string" calcext:value-type="string">
            <text:p>LAMA5;ITGA4;LAMB3;LAMA1;ITGA1;LAMA3;LAMC2;LAMB1;COL6A2;COL6A1;ITGA8;ITGB8;ITGB7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Human papillomavirus infection</text:p>
          </table:table-cell>
          <table:table-cell office:value-type="string" calcext:value-type="string">
            <text:p>13/360</text:p>
          </table:table-cell>
          <table:table-cell office:value-type="float" office:value="1.67672420790683E-023" calcext:value-type="float">
            <text:p>1.67672420790683E-23</text:p>
          </table:table-cell>
          <table:table-cell office:value-type="float" office:value="7.96443998755742E-023" calcext:value-type="float">
            <text:p>7.96443998755742E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320" calcext:value-type="float">
            <text:p>255320</text:p>
          </table:table-cell>
          <table:table-cell office:value-type="float" office:value="13389648.4937603" calcext:value-type="float">
            <text:p>13389648.4937603</text:p>
          </table:table-cell>
          <table:table-cell office:value-type="string" calcext:value-type="string">
            <text:p>LAMA5;ITGA4;LAMB3;LAMA1;ITGA1;LAMA3;LAMC2;LAMB1;COL6A2;COL6A1;ITGA8;ITGB8;ITGB7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Small cell lung cancer</text:p>
          </table:table-cell>
          <table:table-cell office:value-type="string" calcext:value-type="string">
            <text:p>6/92</text:p>
          </table:table-cell>
          <table:table-cell office:value-type="float" office:value="0.00000000001342050562" calcext:value-type="float">
            <text:p>1.342050562E-11</text:p>
          </table:table-cell>
          <table:table-cell office:value-type="float" office:value="0.00000000005099792136" calcext:value-type="float">
            <text:p>5.099792136E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.348837209302" calcext:value-type="float">
            <text:p>198.348837209302</text:p>
          </table:table-cell>
          <table:table-cell office:value-type="float" office:value="4965.51186053908" calcext:value-type="float">
            <text:p>4965.51186053908</text:p>
          </table:table-cell>
          <table:table-cell office:value-type="string" calcext:value-type="string">
            <text:p>LAMA5;LAMB3;LAMA1;LAMA3;LAMC2;LAMB1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Amoebiasis</text:p>
          </table:table-cell>
          <table:table-cell office:value-type="string" calcext:value-type="string">
            <text:p>6/106</text:p>
          </table:table-cell>
          <table:table-cell office:value-type="float" office:value="0.00000000003197202168" calcext:value-type="float">
            <text:p>3.197202168E-11</text:p>
          </table:table-cell>
          <table:table-cell office:value-type="float" office:value="0.0000000000972861696" calcext:value-type="float">
            <text:p>9.72861696E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46" calcext:value-type="float">
            <text:p>170.46</text:p>
          </table:table-cell>
          <table:table-cell office:value-type="float" office:value="4119.36361965952" calcext:value-type="float">
            <text:p>4119.36361965952</text:p>
          </table:table-cell>
          <table:table-cell office:value-type="string" calcext:value-type="string">
            <text:p>LAMA5;LAMB3;LAMA1;LAMA3;LAMC2;LAMB1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Toxoplasmosis</text:p>
          </table:table-cell>
          <table:table-cell office:value-type="string" calcext:value-type="string">
            <text:p>6/108</text:p>
          </table:table-cell>
          <table:table-cell office:value-type="float" office:value="0.00000000003584227301" calcext:value-type="float">
            <text:p>3.584227301E-11</text:p>
          </table:table-cell>
          <table:table-cell office:value-type="float" office:value="0.0000000000972861696" calcext:value-type="float">
            <text:p>9.72861696E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.100840336134" calcext:value-type="float">
            <text:p>167.100840336134</text:p>
          </table:table-cell>
          <table:table-cell office:value-type="float" office:value="4019.09155015494" calcext:value-type="float">
            <text:p>4019.09155015494</text:p>
          </table:table-cell>
          <table:table-cell office:value-type="string" calcext:value-type="string">
            <text:p>LAMA5;LAMB3;LAMA1;LAMA3;LAMC2;LAMB1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Arrhythmogenic right ventricular cardiomyopathy (ARVC)</text:p>
          </table:table-cell>
          <table:table-cell office:value-type="string" calcext:value-type="string">
            <text:p>5/72</text:p>
          </table:table-cell>
          <table:table-cell office:value-type="float" office:value="0.00000000066051980178" calcext:value-type="float">
            <text:p>6.6051980178E-10</text:p>
          </table:table-cell>
          <table:table-cell office:value-type="float" office:value="0.00000000156873452923" calcext:value-type="float">
            <text:p>1.5687345292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.820895522388" calcext:value-type="float">
            <text:p>185.820895522388</text:p>
          </table:table-cell>
          <table:table-cell office:value-type="float" office:value="3927.88097693643" calcext:value-type="float">
            <text:p>3927.88097693643</text:p>
          </table:table-cell>
          <table:table-cell office:value-type="string" calcext:value-type="string">
            <text:p>ITGA4;ITGA1;ITGA8;ITGB8;ITGB7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Hypertrophic cardiomyopathy (HCM)</text:p>
          </table:table-cell>
          <table:table-cell office:value-type="string" calcext:value-type="string">
            <text:p>5/86</text:p>
          </table:table-cell>
          <table:table-cell office:value-type="float" office:value="0.00000000163645011887" calcext:value-type="float">
            <text:p>1.63645011887E-09</text:p>
          </table:table-cell>
          <table:table-cell office:value-type="float" office:value="0.00000000345472802873" calcext:value-type="float">
            <text:p>3.4547280287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595679012346" calcext:value-type="float">
            <text:p>153.595679012346</text:p>
          </table:table-cell>
          <table:table-cell office:value-type="float" office:value="3107.353710071" calcext:value-type="float">
            <text:p>3107.353710071</text:p>
          </table:table-cell>
          <table:table-cell office:value-type="string" calcext:value-type="string">
            <text:p>ITGA4;ITGA1;ITGA8;ITGB8;ITGB7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Dilated cardiomyopathy (DCM)</text:p>
          </table:table-cell>
          <table:table-cell office:value-type="string" calcext:value-type="string">
            <text:p>5/90</text:p>
          </table:table-cell>
          <table:table-cell office:value-type="float" office:value="0.00000000206237710116" calcext:value-type="float">
            <text:p>2.06237710116E-09</text:p>
          </table:table-cell>
          <table:table-cell office:value-type="float" office:value="0.00000000391851649221" calcext:value-type="float">
            <text:p>3.91851649221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.338235294118" calcext:value-type="float">
            <text:p>146.338235294118</text:p>
          </table:table-cell>
          <table:table-cell office:value-type="float" office:value="2926.67786684323" calcext:value-type="float">
            <text:p>2926.67786684323</text:p>
          </table:table-cell>
          <table:table-cell office:value-type="string" calcext:value-type="string">
            <text:p>ITGA4;ITGA1;ITGA8;ITGB8;ITGB7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Regulation of actin cytoskeleton</text:p>
          </table:table-cell>
          <table:table-cell office:value-type="string" calcext:value-type="string">
            <text:p>5/217</text:p>
          </table:table-cell>
          <table:table-cell office:value-type="float" office:value="0.00000017215875724553" calcext:value-type="float">
            <text:p>1.7215875724553E-07</text:p>
          </table:table-cell>
          <table:table-cell office:value-type="float" office:value="0.00000029736512615137" calcext:value-type="float">
            <text:p>2.9736512615137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2989386792453" calcext:value-type="float">
            <text:p>58.2989386792453</text:p>
          </table:table-cell>
          <table:table-cell office:value-type="float" office:value="907.997153882164" calcext:value-type="float">
            <text:p>907.997153882164</text:p>
          </table:table-cell>
          <table:table-cell office:value-type="string" calcext:value-type="string">
            <text:p>ITGA4;ITGA1;ITGA8;ITGB8;ITGB7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Pathways in cancer</text:p>
          </table:table-cell>
          <table:table-cell office:value-type="string" calcext:value-type="string">
            <text:p>6/535</text:p>
          </table:table-cell>
          <table:table-cell office:value-type="float" office:value="0.00000052105072112615" calcext:value-type="float">
            <text:p>5.2105072112615E-07</text:p>
          </table:table-cell>
          <table:table-cell office:value-type="float" office:value="0.00000082499697511641" calcext:value-type="float">
            <text:p>8.2499697511641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27950310559" calcext:value-type="float">
            <text:p>31.527950310559</text:p>
          </table:table-cell>
          <table:table-cell office:value-type="float" office:value="456.128049904025" calcext:value-type="float">
            <text:p>456.128049904025</text:p>
          </table:table-cell>
          <table:table-cell office:value-type="string" calcext:value-type="string">
            <text:p>LAMA5;LAMB3;LAMA1;LAMA3;LAMC2;LAMB1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Cell adhesion molecules (CAMs)</text:p>
          </table:table-cell>
          <table:table-cell office:value-type="string" calcext:value-type="string">
            <text:p>4/170</text:p>
          </table:table-cell>
          <table:table-cell office:value-type="float" office:value="0.00000339331430763483" calcext:value-type="float">
            <text:p>3.39331430763483E-06</text:p>
          </table:table-cell>
          <table:table-cell office:value-type="float" office:value="0.00000495945937269705" calcext:value-type="float">
            <text:p>4.9594593726970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0682730923695" calcext:value-type="float">
            <text:p>53.0682730923695</text:p>
          </table:table-cell>
          <table:table-cell office:value-type="float" office:value="668.326093520985" calcext:value-type="float">
            <text:p>668.326093520985</text:p>
          </table:table-cell>
          <table:table-cell office:value-type="string" calcext:value-type="string">
            <text:p>ITGA4;ITGA8;ITGB8;ITGB7</text:p>
          </table:table-cell>
        </table:table-row>
      </table:table>
      <table:table table:name="Cluster5_GO" table:style-name="ta1">
        <table:table-column table:style-name="co17" table:default-cell-style-name="Default"/>
        <table:table-column table:style-name="co3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ibonucleoprotein Complex Biogenesis (GO:0022613)</text:p>
          </table:table-cell>
          <table:table-cell office:value-type="string" calcext:value-type="string">
            <text:p>5/118</text:p>
          </table:table-cell>
          <table:table-cell office:value-type="float" office:value="0.00000000294753840725" calcext:value-type="float">
            <text:p>2.94753840725E-09</text:p>
          </table:table-cell>
          <table:table-cell office:value-type="float" office:value="0.00000019453753487858" calcext:value-type="float">
            <text:p>1.9453753487858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.578171091445" calcext:value-type="float">
            <text:p>146.578171091445</text:p>
          </table:table-cell>
          <table:table-cell office:value-type="float" office:value="2879.13174356083" calcext:value-type="float">
            <text:p>2879.13174356083</text:p>
          </table:table-cell>
          <table:table-cell office:value-type="string" calcext:value-type="string">
            <text:p>NOP58;UTP4;PES1;GRWD1;NOC2L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ibosome Biogenesis (GO:0042254)</text:p>
          </table:table-cell>
          <table:table-cell office:value-type="string" calcext:value-type="string">
            <text:p>5/155</text:p>
          </table:table-cell>
          <table:table-cell office:value-type="float" office:value="0.00000001165919175314" calcext:value-type="float">
            <text:p>1.165919175314E-08</text:p>
          </table:table-cell>
          <table:table-cell office:value-type="float" office:value="0.00000038475332785358" calcext:value-type="float">
            <text:p>3.8475332785358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216666666667" calcext:value-type="float">
            <text:p>110.216666666667</text:p>
          </table:table-cell>
          <table:table-cell office:value-type="float" office:value="2013.34669444219" calcext:value-type="float">
            <text:p>2013.34669444219</text:p>
          </table:table-cell>
          <table:table-cell office:value-type="string" calcext:value-type="string">
            <text:p>NOP58;UTP4;PES1;GRWD1;NOC2L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aturation Of LSU-rRNA (GO:0000470)</text:p>
          </table:table-cell>
          <table:table-cell table:style-name="ce1" office:value-type="string" calcext:value-type="string">
            <text:p>3/20</text:p>
          </table:table-cell>
          <table:table-cell office:value-type="float" office:value="0.00000014036137967513" calcext:value-type="float">
            <text:p>1.4036137967513E-07</text:p>
          </table:table-cell>
          <table:table-cell office:value-type="float" office:value="0.0000030879503528528" calcext:value-type="float">
            <text:p>3.087950352852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.558823529412" calcext:value-type="float">
            <text:p>440.558823529412</text:p>
          </table:table-cell>
          <table:table-cell office:value-type="float" office:value="6951.59770283555" calcext:value-type="float">
            <text:p>6951.59770283555</text:p>
          </table:table-cell>
          <table:table-cell office:value-type="string" calcext:value-type="string">
            <text:p>PES1;NOP2;FTSJ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RNA Processing (GO:0006364)</text:p>
          </table:table-cell>
          <table:table-cell office:value-type="string" calcext:value-type="string">
            <text:p>4/101</text:p>
          </table:table-cell>
          <table:table-cell office:value-type="float" office:value="0.00000019671649168097" calcext:value-type="float">
            <text:p>1.9671649168097E-07</text:p>
          </table:table-cell>
          <table:table-cell office:value-type="float" office:value="0.00000324582211273607" calcext:value-type="float">
            <text:p>3.2458221127360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184094256259" calcext:value-type="float">
            <text:p>117.184094256259</text:p>
          </table:table-cell>
          <table:table-cell office:value-type="float" office:value="1809.49845784928" calcext:value-type="float">
            <text:p>1809.49845784928</text:p>
          </table:table-cell>
          <table:table-cell office:value-type="string" calcext:value-type="string">
            <text:p>NOP58;UTP4;PES1;NOP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ibosomal Large Subunit Biogenesis (GO:0042273)</text:p>
          </table:table-cell>
          <table:table-cell office:value-type="string" calcext:value-type="string">
            <text:p>3/54</text:p>
          </table:table-cell>
          <table:table-cell office:value-type="float" office:value="0.00000302307144549348" calcext:value-type="float">
            <text:p>3.02307144549348E-06</text:p>
          </table:table-cell>
          <table:table-cell office:value-type="float" office:value="0.0000399045430805139" calcext:value-type="float">
            <text:p>3.9904543080513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.602941176471" calcext:value-type="float">
            <text:p>146.602941176471</text:p>
          </table:table-cell>
          <table:table-cell office:value-type="float" office:value="1863.21155487195" calcext:value-type="float">
            <text:p>1863.21155487195</text:p>
          </table:table-cell>
          <table:table-cell office:value-type="string" calcext:value-type="string">
            <text:p>PES1;NOP2;NOC2L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RNA Binding (GO:0003723)</text:p>
          </table:table-cell>
          <table:table-cell office:value-type="string" calcext:value-type="string">
            <text:p>9/1411</text:p>
          </table:table-cell>
          <table:table-cell office:value-type="float" office:value="0.00000000204088836162202" calcext:value-type="float">
            <text:p>2.04088836162202E-09</text:p>
          </table:table-cell>
          <table:table-cell office:value-type="float" office:value="0.0000000387768788708184" calcext:value-type="float">
            <text:p>3.87768788708184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6587018544936" calcext:value-type="float">
            <text:p>59.6587018544936</text:p>
          </table:table-cell>
          <table:table-cell office:value-type="float" office:value="1193.76350399132" calcext:value-type="float">
            <text:p>1193.76350399132</text:p>
          </table:table-cell>
          <table:table-cell office:value-type="string" calcext:value-type="string">
            <text:p>RSL1D1;NOP58;UTP4;PDCD11;PES1;GRWD1;NOP2;NOC2L;FTSJ3</text:p>
          </table:table-cell>
        </table:table-row>
      </table:table>
      <table:table table:name="Cluster5_KEGG" table:style-name="ta1">
        <table:table-column table:style-name="co12" table:default-cell-style-name="Default"/>
        <table:table-column table:style-name="co40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KEGG_2019_Mouse</text:p>
          </table:table-cell>
          <table:table-cell office:value-type="string" calcext:value-type="string">
            <text:p>Ribosome biogenesis in eukaryotes</text:p>
          </table:table-cell>
          <table:table-cell office:value-type="string" calcext:value-type="string">
            <text:p>2/115</text:p>
          </table:table-cell>
          <table:table-cell office:value-type="float" office:value="0.0017425786577592" calcext:value-type="float">
            <text:p>0.0017425786577592</text:p>
          </table:table-cell>
          <table:table-cell office:value-type="float" office:value="0.0034851573155184" calcext:value-type="float">
            <text:p>0.003485157315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875122910521" calcext:value-type="float">
            <text:p>39.0875122910521</text:p>
          </table:table-cell>
          <table:table-cell office:value-type="float" office:value="248.299093887448" calcext:value-type="float">
            <text:p>248.299093887448</text:p>
          </table:table-cell>
          <table:table-cell office:value-type="string" calcext:value-type="string">
            <text:p>NOP58;UTP4</text:p>
          </table:table-cell>
        </table:table-row>
      </table:table>
      <table:named-expressions/>
      <table:database-ranges>
        <table:database-range table:name="__Anonymous_Sheet_DB__8" table:target-range-address="Cluster4_GO.A1:Cluster4_GO.J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2:31:39.022151831</meta:creation-date>
    <meta:generator>LibreOffice/24.2.7.2$Linux_X86_64 LibreOffice_project/420$Build-2</meta:generator>
    <dc:date>2024-12-10T00:36:32.237988076</dc:date>
    <meta:editing-duration>PT2H39M41S</meta:editing-duration>
    <meta:editing-cycles>30</meta:editing-cycles>
    <meta:document-statistic meta:table-count="12" meta:cell-count="1060" meta:object-count="0"/>
  </office:meta>
</office:document-meta>
</file>